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field:fieldmark-start text:name="__Fieldmark__0_576879118" field:type="vnd.oasis.opendocument.field.FORMDATE"><field:param field:name="DateField_CurrentDate" field:value="2019-07-17"/><field:param field:name="DateField_DateFormat" field:value="YYYY&quot;. &quot;MMMM D., NNN"/><field:param field:name="DateField_DateFormat_Language" field:value="hu-HU"/></field:fieldmark-start>2019. július 17., szerda<field:fieldmark-end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10T14:40:34.791951909</meta:creation-date>
    <dc:date>2019-07-10T14:41:59.414275559</dc:date>
    <meta:editing-duration>PT1M26S</meta:editing-duration>
    <meta:editing-cycles>2</meta:editing-cycles>
    <meta:generator>LibreOfficeDev/6.3.0.0.alpha1$Linux_X86_64 LibreOffice_project/25c47dfb1946786f86426adf8b4ddc55c62ed841</meta:generator>
    <meta:document-statistic meta:table-count="0" meta:image-count="0" meta:object-count="0" meta:page-count="1" meta:paragraph-count="1" meta:word-count="6" meta:character-count="26" meta:non-whitespace-character-count="23"/>
  </office:meta>
</office:document-meta>
</file>